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auto-grow-height="false" fo:min-height="2.196cm" fo:min-width="2.446cm" loext:decorative="false"/>
    </style:style>
    <style:style style:name="gr2" style:family="graphic" style:parent-style-name="standard">
      <style:graphic-properties draw:fill="solid" draw:fill-color="#808080" draw:textarea-vertical-align="middle" draw:auto-grow-height="false" fo:min-height="1.75cm" fo:min-width="2cm" loext:decorative="false"/>
      <style:paragraph-properties style:writing-mode="lr-tb"/>
    </style:style>
    <style:style style:name="gr3" style:family="graphic" style:parent-style-name="standard">
      <style:graphic-properties draw:fill="solid" draw:fill-color="#d62e4e" draw:textarea-horizontal-align="justify" draw:textarea-vertical-align="middle" draw:auto-grow-height="false" fo:min-height="2.25cm" fo:min-width="2cm" loext:decorative="false"/>
      <style:paragraph-properties style:writing-mode="lr-tb"/>
    </style:style>
    <style:style style:name="gr4" style:family="graphic" style:parent-style-name="standard">
      <style:graphic-properties draw:textarea-vertical-align="middle" loext:decorative="false"/>
    </style:style>
    <style:style style:name="gr5" style:family="graphic" style:parent-style-name="standard">
      <style:graphic-properties draw:textarea-vertical-align="middle" draw:auto-grow-height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.25cm" fo:min-width="2cm" loext:decorative="false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" style:family="graphic" style:parent-style-name="standard">
      <style:graphic-properties draw:textarea-vertical-align="middle" draw:auto-grow-height="false" fo:min-height="0.675cm" fo:min-width="1.816cm" loext:decorative="false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1.75cm" fo:min-width="2cm" loext:decorative="false"/>
      <style:paragraph-properties style:writing-mode="lr-tb"/>
    </style:style>
    <style:style style:name="gr10" style:family="graphic" style:parent-style-name="standard">
      <style:graphic-properties draw:textarea-vertical-align="middle" draw:auto-grow-height="false" fo:min-height="0.675cm" fo:min-width="1.351cm" loext:decorative="false"/>
      <style:paragraph-properties style:writing-mode="lr-tb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1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0.214cm" fo:min-width="0.89cm" fo:wrap-option="wrap" loext:decorative="false"/>
      <style:paragraph-properties style:writing-mode="lr-tb"/>
    </style:style>
    <style:style style:name="gr1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5" style:family="graphic" style:parent-style-name="standard">
      <style:graphic-properties draw:textarea-vertical-align="middle" draw:auto-grow-height="false" fo:min-height="0.213cm" fo:min-width="1.815cm" loext:decorative="false"/>
      <style:paragraph-properties style:writing-mode="lr-tb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8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  <style:style style:name="P3" style:family="paragraph">
      <loext:graphic-properties draw:fill="solid" draw:fill-color="#d62e4e"/>
      <style:paragraph-properties fo:text-align="center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solid" draw:fill-color="#000000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TV" draw:style-name="gr1" xml:id="id1" draw:id="id1" draw:layer="layout" svg:width="3.5cm" svg:height="3cm" svg:x="14cm" svg:y="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switched="true" draw:handle-range-y-minimum="0" draw:handle-range-y-maximum="10800" draw:handle-position="left $0" draw:handle-position-x="left" draw:handle-position-y="$0"/>
          </draw:enhanced-geometry>
        </draw:custom-shape>
        <draw:custom-shape draw:name="TV Screen" draw:style-name="gr2" draw:text-style-name="P2" draw:layer="layout" svg:width="2.5cm" svg:height="2cm" svg:x="14.5cm" svg:y="4.5cm">
          <text:p text:style-name="P1">TV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.5cm" svg:height="2.5cm" svg:x="16cm" svg:y="8.5cm">
          <text:p text:style-name="P1">RPi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.75cm" svg:y1="7cm" svg:x2="17.25cm" svg:y2="8.5cm" draw:start-shape="id1" draw:end-shape="id2" draw:end-glue-point="0" svg:d="M15750 7000v751h1500v749" svg:viewBox="0 0 1501 1501">
          <text:p/>
        </draw:connector>
        <draw:custom-shape draw:style-name="gr5" draw:text-style-name="P4" draw:layer="layout" svg:width="2.499cm" svg:height="0.613cm" svg:x="17.501cm" svg:y="7.387cm">
          <text:p text:style-name="P4">HDMI-CEC</text:p>
          <draw:enhanced-geometry svg:viewBox="0 0 21600 21600" draw:text-areas="800 800 20800 20800" draw:type="round-rectangular-callout" draw:modifiers="-1555.2 28002.60586319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6" draw:text-style-name="P5" draw:layer="layout" svg:width="2.5cm" svg:height="0.5cm" svg:x="3.5cm" svg:y="4.5cm">
          <text:p text:style-name="P1"><text:span text:style-name="T1">TV Remote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6.5cm" svg:y1="4.7cm" svg:x2="12.5cm" svg:y2="5cm">
          <text:p/>
        </draw:line>
        <draw:custom-shape draw:style-name="gr8" draw:text-style-name="P4" draw:layer="layout" svg:width="2.5cm" svg:height="0.999cm" svg:x="7.5cm" svg:y="5cm">
          <text:p text:style-name="P1"><text:span text:style-name="T1">IR or Bluetooth</text:span></text:p>
          <draw:enhanced-geometry svg:viewBox="0 0 21600 21600" draw:text-areas="800 800 20800 20800" draw:type="round-rectangular-callout" draw:modifiers="-4300.99960015994 -5983.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9" draw:text-style-name="P5" xml:id="id3" draw:id="id3" draw:layer="layout" svg:width="2.5cm" svg:height="2cm" svg:x="13cm" svg:y="8.5cm">
          <text:p text:style-name="P1"><text:span text:style-name="T1">Audio System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25cm" svg:y1="8.5cm" svg:x2="15.75cm" svg:y2="7cm" draw:start-shape="id3" draw:end-shape="id1" svg:d="M14250 8500v-749h1500v-751" svg:viewBox="0 0 1501 1501">
          <text:p/>
        </draw:connector>
        <draw:custom-shape draw:style-name="gr10" draw:text-style-name="P4" draw:layer="layout" svg:width="1.999cm" svg:height="0.999cm" svg:x="10.5cm" svg:y="6.5cm">
          <text:p text:style-name="P1"><text:span text:style-name="T1">Optical or Wired</text:span></text:p>
          <draw:enhanced-geometry svg:viewBox="0 0 21600 21600" draw:text-areas="800 800 20800 20800" draw:type="round-rectangular-callout" draw:modifiers="40921.2 324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11" draw:text-style-name="P5" draw:layer="layout" svg:width="2cm" svg:height="1cm" svg:x="3.5cm" svg:y="8.5cm">
          <text:p text:style-name="P1"><text:span text:style-name="T1">Web Remote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6cm" svg:y1="9cm" svg:x2="12.5cm" svg:y2="9.5cm">
          <text:p/>
        </draw:line>
        <draw:custom-shape draw:style-name="gr13" draw:text-style-name="P4" draw:layer="layout" svg:width="1.5cm" svg:height="0.5cm" svg:x="8cm" svg:y="8cm">
          <text:p text:style-name="P1"><text:span text:style-name="T1">IR</text:span></text:p>
          <draw:enhanced-geometry svg:viewBox="0 0 21600 21600" draw:text-areas="800 800 20800 20800" draw:type="round-rectangular-callout" draw:modifiers="3209.06062624917 52598.80239520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polyline draw:style-name="gr14" draw:text-style-name="P6" draw:layer="layout" svg:width="9.617cm" svg:height="0.612cm" draw:transform="rotate (2.9850366196859) translate (15.4045480366853cm 11.6047090477245cm)" svg:viewBox="0 0 9618 613" draw:points="0,612 4731,0 9618,613">
          <text:p/>
        </draw:polyline>
        <draw:custom-shape draw:style-name="gr15" draw:text-style-name="P4" draw:layer="layout" svg:width="2.499cm" svg:height="0.499cm" svg:x="5.001cm" svg:y="10.5cm">
          <text:p text:style-name="P1"><text:span text:style-name="T1">Websocket</text:span></text:p>
          <draw:enhanced-geometry svg:viewBox="0 0 21600 21600" draw:text-areas="800 800 20800 20800" draw:type="round-rectangular-callout" draw:modifiers="29782.08 -13046.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16" draw:text-style-name="P7" draw:layer="layout" svg:width="0.5cm" svg:height="0.5cm" svg:x="10.5cm" svg:y="4.7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5cm" svg:height="0.5cm" svg:x="16.5cm" svg:y="7.5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5cm" svg:height="0.5cm" svg:x="10cm" svg:y="10.5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5cm" svg:height="0.5cm" svg:x="9.5cm" svg:y="9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5.827cm" svg:height="1.827cm" svg:x="20.5cm" svg:y="4.5cm">
          <draw:text-box>
            <text:p><text:span text:style-name="T2">1. Command issued by TV remote</text:span></text:p>
            <text:p><text:span text:style-name="T2">2. CEC message from TV to Rpi</text:span></text:p>
            <text:p><text:span text:style-name="T2">3. Message to web remote</text:span></text:p>
            <text:p><text:span text:style-name="T2">4. IR command to audio system</text:span></text:p>
          </draw:text-box>
        </draw:fram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3T10:07:54.970891379</meta:creation-date>
    <dc:date>2025-10-23T13:52:58.229128591</dc:date>
    <meta:editing-duration>PT3H6M9S</meta:editing-duration>
    <meta:editing-cycles>2</meta:editing-cycles>
    <meta:generator>LibreOffice/25.2.3.2$Linux_AARCH64 LibreOffice_project/520$Build-2</meta:generator>
    <meta:document-statistic meta:object-count="44"/>
  </office:meta>
</office:document-meta>
</file>